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2in" fo:margin-right="0in" fo:text-indent="-0.25in" style:auto-text-indent="false"/>
    </style:style>
    <style:style style:name="P6" style:family="paragraph" style:parent-style-name="Standard" style:list-style-name="WWNum1">
      <style:paragraph-properties fo:margin-left="2.5in" fo:margin-right="0in" fo:text-indent="-0.25in" style:auto-text-indent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<text:line-break/></text:p>
      <text:list xml:id="list3395077327" text:style-name="WWNum1">
        <text:list-item>
          <text:p text:style-name="P2">Introduction<text:line-break/></text:p>
        </text:list-item>
        <text:list-item>
          <text:p text:style-name="P2">Background/Motivation</text:p>
          <text:list>
            <text:list-item>
              <text:p text:style-name="P3">Sequence Alignment</text:p>
              <text:list>
                <text:list-item>
                  <text:p text:style-name="P4">Simple Sequence vs. Hidden Markov Model</text:p>
                  <text:list>
                    <text:list-item>
                      <text:p text:style-name="P5">Position-Specific Scoring</text:p>
                    </text:list-item>
                  </text:list>
                </text:list-item>
                <text:list-item>
                  <text:p text:style-name="P4">Sequence Alignment Algorithms</text:p>
                  <text:list>
                    <text:list-item>
                      <text:p text:style-name="P5">Smith-Waterman</text:p>
                    </text:list-item>
                    <text:list-item>
                      <text:p text:style-name="P5">Viterbi</text:p>
                    </text:list-item>
                    <text:list-item>
                      <text:p text:style-name="P5">Forward-Backward</text:p>
                      <text:list>
                        <text:list-item>
                          <text:p text:style-name="P6">Forward vs Viterbi: Runtime </text:p>
                        </text:list-item>
                        <text:list-item>
                          <text:p text:style-name="P6">Max vs Sum (logspace)</text:p>
                        </text:list-item>
                        <text:list-item>
                          <text:p text:style-name="P6">Alignment Recovery</text:p>
                        </text:list-item>
                      </text:list>
                    </text:list-item>
                  </text:list>
                </text:list-item>
                <text:list-item>
                  <text:p text:style-name="P4">Dynamic Programming</text:p>
                  <text:list>
                    <text:list-item>
                      <text:p text:style-name="P5">Theoretical runtimes</text:p>
                    </text:list-item>
                  </text:list>
                </text:list-item>
              </text:list>
            </text:list-item>
            <text:list-item>
              <text:p text:style-name="P3">HMMER</text:p>
              <text:list>
                <text:list-item>
                  <text:p text:style-name="P4">HMMER pipeline</text:p>
                </text:list-item>
              </text:list>
            </text:list-item>
            <text:list-item>
              <text:p text:style-name="P3">MMSEQS </text:p>
              <text:list>
                <text:list-item>
                  <text:p text:style-name="P4">MMSEQS pipeline</text:p>
                </text:list-item>
                <text:list-item>
                  <text:p text:style-name="P4">prefilter</text:p>
                </text:list-item>
              </text:list>
            </text:list-item>
            <text:list-item>
              <text:p text:style-name="P3">HMMER vs MMSEQS</text:p>
              <text:list>
                <text:list-item>
                  <text:p text:style-name="P4">Speed vs Accuracy</text:p>
                </text:list-item>
                <text:list-item>
                  <text:p text:style-name="P4">Effect of including Forward-Backward</text:p>
                </text:list-item>
                <text:list-item>
                  <text:p text:style-name="P4">HMMER vs MMSEQS </text:p>
                  <text:list>
                    <text:list-item>
                      <text:p text:style-name="P5">Profile and Sequence</text:p>
                    </text:list-item>
                    <text:list-item>
                      <text:p text:style-name="P5"><text:soft-page-break/>ROC plot</text:p>
                    </text:list-item>
                    <text:list-item>
                      <text:p text:style-name="P5">AUC1 plot</text:p>
                    </text:list-item>
                    <text:list-item>
                      <text:p text:style-name="P5">FP/TP heatmap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Methods</text:p>
          <text:list>
            <text:list-item>
              <text:p text:style-name="P3">MMORE-SEQS</text:p>
              <text:list>
                <text:list-item>
                  <text:p text:style-name="P4">MMSEQS prefilter and viterbi parameters</text:p>
                  <text:list>
                    <text:list-item>
                      <text:p text:style-name="P5">Normal, sensitive, and </text:p>
                    </text:list-item>
                  </text:list>
                </text:list-item>
                <text:list-item>
                  <text:p text:style-name="P4">Cloud Search</text:p>
                  <text:list>
                    <text:list-item>
                      <text:p text:style-name="P5">Antidigonals </text:p>
                    </text:list-item>
                    <text:list-item>
                      <text:p text:style-name="P5">Data Access Pattern</text:p>
                    </text:list-item>
                    <text:list-item>
                      <text:p text:style-name="P5">Recursion</text:p>
                    </text:list-item>
                    <text:list-item>
                      <text:p text:style-name="P5">Merging and Reorientation Process</text:p>
                    </text:list-item>
                  </text:list>
                </text:list-item>
                <text:list-item>
                  <text:p text:style-name="P4">Bounded Forward-Backward</text:p>
                  <text:list>
                    <text:list-item>
                      <text:p text:style-name="P5">Sparse Matrix implementation</text:p>
                    </text:list-item>
                  </text:list>
                </text:list-item>
                <text:list-item>
                  <text:p text:style-name="P4">Alpha, Beta, Gamma parameters</text:p>
                  <text:list>
                    <text:list-item>
                      <text:p text:style-name="P5">Parameter selection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Results</text:p>
          <text:list>
            <text:list-item>
              <text:p text:style-name="P3">Profmark, Profmark++, and Soeding datasets</text:p>
              <text:list>
                <text:list-item>
                  <text:p text:style-name="P4">Pros/Cons of each dataset</text:p>
                </text:list-item>
              </text:list>
            </text:list-item>
            <text:list-item>
              <text:p text:style-name="P3">MMSEQS vs HMMER vs MMORE-SEQS (sensitive, normal)</text:p>
              <text:list>
                <text:list-item>
                  <text:p text:style-name="P4">Runtime benchmark barplot</text:p>
                </text:list-item>
                <text:list-item>
                  <text:p text:style-name="P4">ROC plot</text:p>
                </text:list-item>
                <text:list-item>
                  <text:p text:style-name="P4">AUC1 plot</text:p>
                </text:list-item>
                <text:list-item>
                  <text:p text:style-name="P4">%TP / #FP</text:p>
                </text:list-item>
              </text:list>
            </text:list-item>
            <text:list-item>
              <text:p text:style-name="P3">Seq-to-Seq and Seq-to-Profile</text:p>
              <text:list>
                <text:list-item>
                  <text:p text:style-name="P4">phmmer, hmmsearch </text:p>
                </text:list-item>
                <text:list-item>
                  <text:p text:style-name="P4"><text:soft-page-break/>mmseqs-&gt;profileDB,<text:line-break/></text:p>
                </text:list-item>
              </text:list>
            </text:list-item>
          </text:list>
        </text:list-item>
        <text:list-item>
          <text:p text:style-name="P2">Discussion</text:p>
          <text:list>
            <text:list-item>
              <text:p text:style-name="P3">Profmark, Profmark++, and Soeding datasets</text:p>
              <text:list>
                <text:list-item>
                  <text:p text:style-name="P4">Pros/Cons of each dataset</text:p>
                </text:list-item>
              </text:list>
            </text:list-item>
            <text:list-item>
              <text:p text:style-name="P3">Issues with Soeding datasets</text:p>
              <text:list>
                <text:list-item>
                  <text:p text:style-name="P4">Shuffled vs Reversed decoy sequences</text:p>
                </text:list-item>
                <text:list-item>
                  <text:p text:style-name="P4">Shortcomings of AUC1</text:p>
                </text:list-item>
              </text:list>
            </text:list-item>
            <text:list-item>
              <text:p text:style-name="P3">Analysis of MMORE-SEQS</text:p>
              <text:list>
                <text:list-item>
                  <text:p text:style-name="P4">Improvements to Accuracy </text:p>
                </text:list-item>
                <text:list-item>
                  <text:p text:style-name="P4">Pros/Cons over MMseqs</text:p>
                </text:list-item>
                <text:list-item>
                  <text:p text:style-name="P4">Optimizing Parameter Selection</text:p>
                </text:list-item>
                <text:list-item>
                  <text:p text:style-name="P4">Special Cases (titin?)</text:p>
                </text:list-item>
              </text:list>
            </text:list-item>
          </text:list>
        </text:list-item>
        <text:list-item>
          <text:p text:style-name="P2">Conclusion</text:p>
          <text:list>
            <text:list-item>
              <text:p text:style-name="P3"><text:line-break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5" meta:word-count="229" meta:character-count="1344" meta:non-whitespace-character-count="1229"/>
    <meta:generator>LibreOfficeDev/6.0.5.2$Linux_X86_64 LibreOffice_project/</meta:generator>
  </office:meta>
</office:document-meta>
</file>